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 svg:font-family="Cambria" style:font-family-generic="roman"/>
    <style:font-face style:name="Times New Roman2" svg:font-family="'Times New Roman'" style:font-family-generic="roman"/>
    <style:font-face style:name="Book Antiqua" svg:font-family="'Book Antiqua'" style:font-family-generic="swiss"/>
    <style:font-face style:name="Times New Roman1" svg:font-family="'Times New Roman'" style:font-family-generic="swiss"/>
    <style:font-face style:name="Times New Roman3" svg:font-family="'Times New Roman'" style:font-family-generic="system"/>
    <style:font-face style:name="Times New Roman Cyr" svg:font-family="'Times New Roman Cyr'" style:font-family-generic="system"/>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text-properties style:font-name-complex="Times New Roman3"/>
    </style:style>
    <style:style style:name="P2" style:family="paragraph" style:parent-style-name="Standard">
      <style:paragraph-properties fo:text-align="justify" style:justify-single-word="false"/>
      <style:text-properties fo:font-size="11pt" style:font-size-asian="11pt" style:font-name-complex="Times New Roman3" style:font-size-complex="11pt"/>
    </style:style>
    <style:style style:name="P3" style:family="paragraph" style:parent-style-name="Standard">
      <style:text-properties fo:font-size="11pt" fo:font-weight="bold" style:font-size-asian="11pt" style:font-weight-asian="bold" style:font-name-complex="Times New Roman3" style:font-size-complex="11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margin-left="0cm" fo:margin-right="0cm" fo:text-align="justify" style:justify-single-word="false" fo:text-indent="0.635cm" style:auto-text-indent="false"/>
      <style:text-properties fo:font-size="11pt" fo:font-style="italic" style:font-size-asian="11pt" style:font-style-asian="italic" style:font-name-complex="Times New Roman3" style:font-size-complex="11pt" style:font-style-complex="italic"/>
    </style:style>
    <style:style style:name="P6" style:family="paragraph" style:parent-style-name="Standard">
      <style:paragraph-properties fo:margin-left="0cm" fo:margin-right="0cm" fo:text-indent="0.635cm" style:auto-text-indent="false"/>
      <style:text-properties style:font-name-complex="Times New Roman3"/>
    </style:style>
    <style:style style:name="P7"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style>
    <style:style style:name="P8"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style:font-name-complex="Times New Roman3"/>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font-size="11pt" fo:font-weight="bold" style:font-size-asian="11pt" style:font-weight-asian="bold" style:font-name-complex="Times New Roman3" style:font-size-complex="11pt" style:font-weight-complex="bold"/>
    </style:style>
    <style:style style:name="P11" style:family="paragraph" style:parent-style-name="Standard">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12" style:family="paragraph" style:parent-style-name="Standard">
      <style:paragraph-properties fo:margin-left="0cm" fo:margin-right="0cm" fo:text-indent="0cm" style:auto-text-indent="false"/>
      <style:text-properties fo:font-size="11pt" style:font-size-asian="11pt" style:font-name-complex="Times New Roman3" style:font-size-complex="11pt"/>
    </style:style>
    <style:style style:name="P13" style:family="paragraph" style:parent-style-name="Standard">
      <style:paragraph-properties fo:margin-left="0cm" fo:margin-right="0cm" fo:text-indent="0cm" style:auto-text-indent="false"/>
      <style:text-properties fo:font-size="11pt" fo:font-style="italic" style:font-size-asian="11pt" style:font-style-asian="italic" style:font-name-complex="Times New Roman3" style:font-size-complex="11pt" style:font-style-complex="italic"/>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style>
    <style:style style:name="P16"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style>
    <style:style style:name="P1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complex="Times New Roman3"/>
    </style:style>
    <style:style style:name="P18" style:family="paragraph" style:parent-style-name="Standard">
      <style:paragraph-properties fo:margin-left="0cm" fo:margin-right="0cm" fo:text-align="justify" style:justify-single-word="false" fo:text-indent="0cm" style:auto-text-indent="false"/>
      <style:text-properties style:font-name-complex="Times New Roman3" style:font-style-complex="italic"/>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margin-left="0.635cm" fo:margin-right="0cm" fo:text-align="justify" style:justify-single-word="false" fo:text-indent="0cm" style:auto-text-indent="false"/>
    </style:style>
    <style:style style:name="P21" style:family="paragraph" style:parent-style-name="Standard">
      <style:paragraph-properties fo:margin-left="0.501cm" fo:margin-right="0cm" fo:text-align="justify" style:justify-single-word="false" fo:text-indent="-0.501cm" style:auto-text-indent="false"/>
    </style:style>
    <style:style style:name="P22" style:family="paragraph" style:parent-style-name="Title" style:master-page-name="Standard">
      <style:paragraph-properties style:page-number="auto"/>
      <style:text-properties style:font-name-complex="Times New Roman3"/>
    </style:style>
    <style:style style:name="P23" style:family="paragraph" style:parent-style-name="Footer">
      <style:paragraph-properties fo:margin-left="0cm" fo:margin-right="0cm" fo:text-align="start" style:justify-single-word="false" fo:orphans="0" fo:widows="0" fo:text-indent="0cm" style:auto-text-indent="false" fo:padding="0cm" fo:border="none" style:vertical-align="auto">
        <style:tab-stops>
          <style:tab-stop style:position="7.62cm" style:type="center"/>
          <style:tab-stop style:position="15.24cm" style:type="right"/>
        </style:tab-stops>
      </style:paragraph-properties>
    </style:style>
    <style:style style:name="P24" style:family="paragraph" style:parent-style-name="Footer">
      <style:paragraph-properties fo:margin-left="0cm" fo:margin-right="0.635cm" fo:text-align="start" style:justify-single-word="false" fo:orphans="0" fo:widows="0" fo:text-indent="0.635cm" style:auto-text-indent="false" style:vertical-align="auto">
        <style:tab-stops>
          <style:tab-stop style:position="7.62cm" style:type="center"/>
          <style:tab-stop style:position="15.24cm" style:type="right"/>
        </style:tab-stops>
      </style:paragraph-properties>
      <style:text-properties fo:color="#000000" style:font-name="Times New Roman2" fo:font-size="10pt" fo:language="en" fo:country="US" style:font-name-asian="Times New Roman3" style:font-size-asian="10pt" style:language-asian="en" style:country-asian="US" style:font-name-complex="Times New Roman3" style:font-size-complex="10pt" style:language-complex="ar" style:country-complex="SA"/>
    </style:style>
    <style:style style:name="P25" style:family="paragraph" style:parent-style-name="Style1">
      <style:paragraph-properties fo:margin-left="0.635cm" fo:margin-right="0cm" fo:text-indent="-0.635cm" style:auto-text-indent="false"/>
    </style:style>
    <style:style style:name="P26" style:family="paragraph" style:parent-style-name="Style2">
      <style:text-properties fo:font-size="11pt" style:font-size-asian="11pt" style:font-name-complex="Times New Roman3" style:font-size-complex="11pt"/>
    </style:style>
    <style:style style:name="P27" style:family="paragraph" style:parent-style-name="Style2">
      <style:paragraph-properties fo:margin-left="0.751cm" fo:margin-right="0cm" fo:text-indent="0cm" style:auto-text-indent="false"/>
    </style:style>
    <style:style style:name="P28" style:family="paragraph" style:parent-style-name="Style2">
      <style:paragraph-properties fo:margin-left="0.751cm" fo:margin-right="0cm" fo:text-indent="-0.751cm" style:auto-text-indent="false"/>
    </style:style>
    <style:style style:name="P29" style:family="paragraph" style:parent-style-name="Style2">
      <style:paragraph-properties fo:margin-left="0.751cm" fo:margin-right="0cm" fo:text-indent="-0.751cm" style:auto-text-indent="false"/>
      <style:text-properties fo:font-size="11pt" style:font-size-asian="11pt" style:font-name-complex="Times New Roman3" style:font-size-complex="11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style-complex="italic"/>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1pt" style:font-size-asian="11pt" style:font-size-complex="11pt"/>
    </style:style>
    <style:style style:name="T6" style:family="text">
      <style:text-properties fo:font-size="11pt" style:font-size-asian="11pt" style:font-size-complex="11pt" style:font-style-complex="italic"/>
    </style:style>
    <style:style style:name="T7" style:family="text">
      <style:text-properties fo:font-size="11pt" style:font-size-asian="11pt" style:font-name-complex="Times New Roman3"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bold" style:font-size-asian="11pt" style:font-weight-asian="bold" style:font-size-complex="11pt" style:font-style-complex="italic"/>
    </style:style>
    <style:style style:name="T10" style:family="text">
      <style:text-properties fo:font-size="11pt" fo:font-style="italic" style:font-size-asian="11pt" style:font-style-asian="italic" style:font-name-complex="Times New Roman3" style:font-size-complex="11pt" style:font-style-complex="italic"/>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sv" fo:country="SE" style:font-size-asian="11pt" style:font-size-complex="11pt"/>
    </style:style>
    <style:style style:name="T13" style:family="text">
      <style:text-properties fo:color="#000000" fo:font-size="11pt" style:font-size-asian="11pt" style:font-size-complex="11pt"/>
    </style:style>
    <style:style style:name="T14" style:family="text">
      <style:text-properties fo:color="#000000" style:font-name="Times New Roman2" fo:font-size="10pt" fo:language="en" fo:country="US" style:font-name-asian="Times New Roman3" style:font-size-asian="10pt" style:language-asian="en" style:country-asian="US" style:font-size-complex="10pt" style:language-complex="ar" style:country-complex="SA"/>
    </style:style>
    <style:style style:name="T15" style:family="text">
      <style:text-properties fo:language="sv" fo:country="SE"/>
    </style:style>
    <style:style style:name="fr1" style:family="graphic" style:parent-style-name="Frame">
      <style:graphic-properties fo:margin-left="-0.002cm" fo:margin-right="-0.002cm" fo:margin-top="0cm" fo:margin-bottom="0cm" style:wrap="parallel" style:number-wrapped-paragraphs="no-limit" style:vertical-pos="from-top" style:vertical-rel="paragraph" style:horizontal-rel="page-content" fo:background-color="#ffffff" style:background-transparency="100%" fo:padding="0cm"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h text:style-name="Heading_20_4" text:outline-level="4"><text:span text:style-name="T2">Misa Syukur atas Pesta Nama</text:span></text:h>
      <text:h text:style-name="Heading_20_4" text:outline-level="4"><text:span text:style-name="T4">St.Theresia</text:span></text:h>
      <text:p text:style-name="Standard"><text:span text:style-name="T1">Stasi Maguwo- Paroki Marganingsih Kalasan</text:span></text:p>
      <text:p text:style-name="Standard">Dipimpin oleh : Rm Ketut, SVD</text:p>
      <text:p text:style-name="P2"/>
      <text:p text:style-name="P4"><text:span text:style-name="T5">Lagu Pembuka: </text:span></text:p>
      <text:p text:style-name="P5"/>
      <text:p text:style-name="P4"><text:span text:style-name="T5">Tanda Salib</text:span></text:p>
      <text:p text:style-name="P4"><text:span text:style-name="T5">Salam </text:span></text:p>
      <text:p text:style-name="P7"><text:span text:style-name="T5">I <text:tab/>Semoga kasih karunia, rahmat dan dami sejahtera dari Allah Bapa dan dari Putera-Nya Yesus Kristus besertamu.</text:span></text:p>
      <text:p text:style-name="P25"><text:span text:style-name="T5">U <text:tab/>Dan sertamu juga.</text:span></text:p>
      <text:p text:style-name="P10"/>
      <text:p text:style-name="P9"><text:span text:style-name="T8">Kata Pengantar</text:span></text:p>
      <text:p text:style-name="P10"/>
      <text:p text:style-name="Style1"><text:span text:style-name="T8">Tobat</text:span></text:p>
      <text:p text:style-name="P25"><text:span text:style-name="T5">I <text:s/>Marilah kita membuka hati dan menghayati dengan sungguh kehadiran Tuhan di tempat ini, sekaligus memohon belaskasih pengampunanNya, agar kita pantas merayakan perjamuan syukur ini.</text:span></text:p>
      <text:p text:style-name="P25"><text:span text:style-name="T5">U.<text:tab/>Saya mengaku….</text:span></text:p>
      <text:p text:style-name="P25"><text:span text:style-name="T5">I.<text:tab/>Semoga Allah yang mahakuasa mengampuni dosa kita dan menghantar kita ke hidup yang kekal. Amin</text:span></text:p>
      <text:p text:style-name="P3"/>
      <text:p text:style-name="Standard"><text:span text:style-name="T8">Doa Pembukaan</text:span></text:p>
      <text:p text:style-name="Style2"><text:span text:style-name="T5">I<text:tab/>Marilah berdoa :</text:span></text:p>
      <text:p text:style-name="Standard"><text:span text:style-name="T7"><text:tab/></text:span><text:span text:style-name="T5">Tuhan Allah Bapa kami, kami bersyukur kepadaMu atas karyaMu yang agung di tengah kami. Engkau telah memberi kesempatan kepada kami keluarga lingkungan St Theresia, stasi Maguwo,dalam memekarkan diri menjadi lingkungan yang baru. Engkau pula yang setia membimbing dan menuntun kami sehingga kami boleh bertekun menapaki hari demi hari selama satu bulan untuk berdoa rosario Begitu banyak rahmat yang telah kami terima dariMu. </text:span></text:p>
      <text:p text:style-name="P12"/>
      <text:p text:style-name="Standard">U<text:tab/>Berkatilah umatMu di lingkungan ini agar dapat meneladan kerendahan hati St Theresia,yang dengan sepenuh iman percaya dan berserah diri pada Allah. Berilah kami semua ketenangan hati, kerukunan, semangat kerendahan hati dan semangat persaudaraan agar bisa saling melayani dengan lebih baik bagi perkembangan gerejaMu. Demi Yesus Kristus, Putera-Mu, Tuhan dan Pengantara kami, yang hidup dan berkuasa bersama Dikau dan Roh Kudus, kini dan sepanjang segala masa. Amin.</text:p>
      <text:h text:style-name="Heading_20_6" text:outline-level="6">LITURGI SABDA</text:h>
      <text:p text:style-name="P4">Bacaan Pertama: Rom.8 : 31.b - 39</text:p>
      <text:p text:style-name="P20"><text:span text:style-name="T2">Keyakinan Iman</text:span></text:p>
      <text:p text:style-name="P7">P<text:tab/>Pembacaan dari Surat Rasul Paulus kepada jemaat di Roma </text:p>
      <text:p text:style-name="P15"><text:s text:c="6"/>Sebab itu apakah yang akan kita katakan tentang semuanya itu ? Jika Allah di pihak kita, siapakah yang akan melawan kita ? Ia, yang tidak menyayangkan Anak-Nya <text:soft-page-break/>sendiri , tetapi yang menyerahkan-Nya bagi kitasemua, bagaimanakah mungkin Ia tidak mengaruniakan segala sesuatu kepada kita, bersama-sama dengan Dia ? Siapakah yang akan menggugat orang-orang pilihan Allah ? Allah, yang membenarkan mereka ? Siapakah yang akan menghukum mereka ? Kristus Yesus, yang telah mati ? Bahkan lebih lagi : yang telah bangkit, yang juga duduk <text:s/>di sebelah kanan Allah, yang malah menjadi Pembela bagi kita ? Siapakah yang akan memisahkan kita dari kasih Kristus ? Penindasan atau kesesakan atau penganiayaan, atau kelaparan atau ketelanjangan, atau bahaya, atau pedang ? Seperti ada tertulis :</text:p>
      <text:p text:style-name="P15"><text:span text:style-name="T1">“Oleh karena Engkau kami ada dalam bahaya mau sepanjang hari, kami telah dianggap sebagai domba-domba sembelihan “</text:span></text:p>
      <text:p text:style-name="P15">Tetapi dalam semuanya itu kita lebih dari pada orang-orang yang menang, oleh Dia yang telah mengasihi kita. Sebab aku yakin, bahwa baik maut, maupun hidup, baik malaikat-malaikat, maupun pemerintah-pemerintah, baik yang ada sekarang, maupun yang akan datang, atau kuasa-kuasa, baik yang di atas, maupun yang yang di bawah, ataupun sesuatu makhluk lain, tidak akan dapat memisahkan kita dari kasih Allah, yang ada dalam Kristus Yesus, Tuhan kita.</text:p>
      <text:p text:style-name="P16"><text:s text:c="7"/>Demikianlah sabda Tuhan</text:p>
      <text:p text:style-name="P17"/>
      <text:p text:style-name="P16">U <text:s text:c="3"/>.Syukur kepada Allah </text:p>
      <text:p text:style-name="P8"/>
      <text:p text:style-name="P4">Lagu Antar Bacaan</text:p>
      <text:p text:style-name="P21"><text:s text:c="5"/></text:p>
      <text:p text:style-name="P4">Mazmur Antar Bacaan Mzm.109 : 21-22, 26-27,30-31</text:p>
      <text:p text:style-name="P4"><text:span text:style-name="T1">Doa seorang yang kena fitnah</text:span></text:p>
      <text:p text:style-name="P4"><text:span text:style-name="T1">Ref : </text:span></text:p>
      <text:p text:style-name="P18"/>
      <text:p text:style-name="P14"><text:span text:style-name="T3">I. <text:s/>Tuhan beserta kita </text:span></text:p>
      <text:p text:style-name="P14"><text:span text:style-name="T3">U <text:s text:c="2"/>Sekarang dan selama-lamanya</text:span></text:p>
      <text:p text:style-name="P21"><text:span text:style-name="T3">I <text:s text:c="3"/>Inilah Injil Tuhan kita Yesus Kristus, karangan Santo <text:s/>Lukas </text:span></text:p>
      <text:p text:style-name="P18"/>
      <text:h text:style-name="Heading_20_8" text:outline-level="8">Bacaan Injil: <text:s/>Luk 13 : 31-35</text:h>
      <text:p text:style-name="Style2"><text:span text:style-name="T10"><text:tab/></text:span><text:span text:style-name="T11">Yesus harus mati di Yerusalem. Keluhan terhadap Yerusalem (Mat.23: 37-39)</text:span></text:p>
      <text:p text:style-name="Style2"><text:span text:style-name="T6"><text:s text:c="12"/>Pada waktu itu datanglah beberapa orang Farisi dan berkata kepada Yesus ; “Pergilah, tinggalkanlah tempat ini, karena Herodes hendak membunuh Engkau “. Jawab esus kepada mereka : “ Pergilah dan katakanlah kepada <text:s/>kepada si serigala itu : Aku mengusir setan dan menyembuhkan orang, pada hari ini dan besok, dan pada hari yang ketiga Aku akan selesai. Tetapi hari ini dan besok dan lusa Aku harus meneruskan perjalanan-Ku , sebab tidaklah semestinya seorang nabi dibunuh kalau tidak di Yerusalem. Yerusalem, Yerusalem, engkau yang membunuh nabi-nabi dan melempari dengan batuorang-orang yang diutus kepadamu ! Berkali-kali Aku rindu mengumpulkan anak-anakmu, sama seperti induk ayam mengumpulkan anak-anaknya di bawah sayapnya, tetapi kamu tidak mau. Sesungguhnya rumahmu ini akan ditinggalkan dan menjadi sunyi. Tetapi Aku berkata kepadamu : Kamu tidak akan melihat Aku lagi hingga saat kamu berkata : “</text:span><text:span text:style-name="T11">Diberkatilah Dia yang datang dalam nama Tuhan !”</text:span></text:p>
      <text:p text:style-name="P27"><text:span text:style-name="T6">Demikianlah sabda Tuhan</text:span></text:p>
      <text:p text:style-name="P29"/>
      <text:p text:style-name="P28"><text:span text:style-name="T6">U <text:s text:c="3"/>Terpujilah Kristus</text:span></text:p>
      <text:p text:style-name="Style2"><text:span text:style-name="T6"><text:s/>.</text:span></text:p>
      <text:p text:style-name="P9"><text:span text:style-name="T8">Homili</text:span></text:p>
      <text:p text:style-name="P9"><text:span text:style-name="T8">Doa Umat</text:span></text:p>
      <text:p text:style-name="Style2"><text:span text:style-name="T5">I<text:tab/>Marilah berdoa kepada Allah Bapa dan Tuhan kita Yesus Kristus, yang telah mencurahkan darah-Nya demi keselamatan semua manusia:</text:span></text:p>
      <text:p text:style-name="Style2"><text:soft-page-break/><text:span text:style-name="T5">P <text:s text:c="3"/>Bagi Gereja : Kami bersyukur atas Bapa Paus, para Uskup, Para Imam, Biarawan dan Biarawati yang dengan setia dan penuh iman mewartakan kerajaanMu. Berikanlah senantiasa rahmat-Mu <text:s/>bagi mereka semua. Kami mohon…</text:span></text:p>
      <text:p text:style-name="Style2"><text:span text:style-name="T5">P</text:span><text:span text:style-name="T7"><text:tab/></text:span><text:span text:style-name="T5">Kami bersyukur atas lingkungan kami Santa Theresia, sehingga kami Kau berkati dan dapat memekarkan wilayah dalam suasana yang harmonis. Kami senantiasa memohon limpahan kasih dan berkat-Mu agar lingkungan kami semakin mampu hidup meng-gereja untuk mewartakan Injil-Mu <text:s/>Kami mohon. </text:span><text:span text:style-name="T7">.</text:span></text:p>
      <text:p text:style-name="Style2"><text:span text:style-name="T5">P<text:tab/>Kami bersyukur ya Tuhan, atas persaudaran dan persahabatan yang boleh terjalin selama <text:s/>ini. Semoga kami tetap setia bergandeng tangan dan saling merengkuh satu sama lain dalam meneruskan perjuangan hidup kami di masa depan. Kami mohon.</text:span></text:p>
      <text:p text:style-name="Style2"><text:span text:style-name="T5">P <text:s/>Kami mohon berkatMu ya Tuhan, bagi saudara-saudara kami yang saat ini sedang menderita sakit dan menghadapi masalah hidup. Semoga mereka senantiasa kuat dalam pencobaan dan selalu percaya akan pertolonganMu. Kami mohon… </text:span></text:p>
      <text:p text:style-name="Style2"><text:span text:style-name="T5">P<text:tab/>Dan akhirnya ya Tuhan, kami bersyukur boleh menjadi umat-Mu. Curahkanlah Roh KudusMu agar membimbing dan menguatkan iman kami. Semoga dengan perantaraan Bunda Maria kami semakin pantas meneladan putra-Mu. Kami mohon..</text:span></text:p>
      <text:p text:style-name="Style2"><text:span text:style-name="T5">I <text:tab/>Ya Tuhan, Engkau selalu dekat dengan mereka yang berharap kepada-Mu. Kepada-Mu kami percayakan seluruh syukur dan pengharapan kami ini. Demi Yesus Kristus Tuhan dan pengantara kami.</text:span></text:p>
      <text:p text:style-name="Style2"><text:span text:style-name="T5">U<text:tab/>Amin.</text:span></text:p>
      <text:p text:style-name="P19"><text:span text:style-name="T8">LITURGI EKARISTI</text:span></text:p>
      <text:h text:style-name="Heading_20_8" text:outline-level="8">Persiapan Persembahan</text:h>
      <text:p text:style-name="P1"/>
      <text:p text:style-name="Standard">Lagu Persembahan:</text:p>
      <text:p text:style-name="P6"/>
      <text:h text:style-name="Heading_20_3" text:outline-level="3"><text:span text:style-name="T13">Doa Persembahan</text:span></text:h>
      <text:p text:style-name="Style2"><text:span text:style-name="T12">I <text:tab/>Allah, Bapa yang mahakuasa, kami mohon, kuduskanlah pesembahan ini dengan berkat-Mu dan teguhkanlah niat kami untuk mengembangkan diri dan siap melayani Engkau dan sesama. </text:span><text:span text:style-name="T5">Demi Yesus Kristus, Tuhan dan Pengantara kami. Amin.</text:span></text:p>
      <text:p text:style-name="P10"/>
      <text:p text:style-name="P9"><text:span text:style-name="T8">Prefasi dan Kudus</text:span></text:p>
      <text:p text:style-name="P9"><text:span text:style-name="T8">Doa Syukur Agung</text:span></text:p>
      <text:p text:style-name="P11"/>
      <text:p text:style-name="P9"><text:span text:style-name="T8">Bapa Kami </text:span></text:p>
      <text:p text:style-name="P10"/>
      <text:p text:style-name="P9"><text:span text:style-name="T8">Doa Damai</text:span></text:p>
      <text:p text:style-name="Style2"><text:span text:style-name="T5">I <text:tab/>Saudara-saudara, Tuhan kita Yesus Kristus mengutus Roh Kudus, agar dari segala bangsa dikumpulkan-Nya Gereja yang bersatu dalam cinta kasih. Sebab itu marilah kita mohon:</text:span></text:p>
      <text:p text:style-name="Style2"><text:span text:style-name="T5">U <text:tab/>Tuhan Yesus Kristus….</text:span></text:p>
      <text:p text:style-name="P9"><text:span text:style-name="T8">Anak Domba Allah</text:span></text:p>
      <text:p text:style-name="P9"><text:span text:style-name="T8">Komuni</text:span></text:p>
      <text:p text:style-name="P9"><text:span text:style-name="T8">Madah Syukur</text:span></text:p>
      <text:p text:style-name="P11"/>
      <text:p text:style-name="P9"><text:span text:style-name="T8">Doa Penutup</text:span></text:p>
      <text:p text:style-name="Style2"><text:span text:style-name="T5">I <text:tab/>Marilah berdoa</text:span></text:p>
      <text:p text:style-name="Style3"><text:span text:style-name="T5">Ya Allah, kami bersyukur atas sabda dan santapan kudus yang kami terima pada malam ini. Semoga ekaristi ini meneguhkan dan mengobarkan hati <text:s/>kami supaya lebih beriman dan rendah hati seturut teladan St. Theresia. Demi Yesus Kristus Tuhan dan Pengantara kami. </text:span></text:p>
      <text:p text:style-name="Style2"><text:soft-page-break/><text:span text:style-name="T5">U <text:tab/>Amin</text:span></text:p>
      <text:p text:style-name="P26"/>
      <text:p text:style-name="P26"/>
      <text:p text:style-name="P19"><text:span text:style-name="T8">PENUTUP</text:span></text:p>
      <text:p text:style-name="P9"><text:span text:style-name="T8">Pengumuman</text:span></text:p>
      <text:p text:style-name="P9"><text:span text:style-name="T8">Berkat </text:span></text:p>
      <text:p text:style-name="P26"/>
      <text:p text:style-name="P9"><text:span text:style-name="T8">Lagu Penutup: <text:s/></text:span></text:p>
      <text:p text:style-name="P13"/>
      <text:p text:style-name="P13"/>
      <text:p text:style-name="P9"><text:span text:style-name="T9">Ucapan </text:span><text:span text:style-name="T6">Terimakasih</text:span><text:span text:style-name="T9"> kepada Yth. Rm Ketut, SV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mbria" svg:font-family="Cambria" style:font-family-generic="roman"/>
    <style:font-face style:name="Times New Roman2" svg:font-family="'Times New Roman'" style:font-family-generic="roman"/>
    <style:font-face style:name="Book Antiqua" svg:font-family="'Book Antiqua'" style:font-family-generic="swiss"/>
    <style:font-face style:name="Times New Roman1" svg:font-family="'Times New Roman'" style:font-family-generic="swiss"/>
    <style:font-face style:name="Times New Roman3" svg:font-family="'Times New Roman'" style:font-family-generic="system"/>
    <style:font-face style:name="Times New Roman Cyr" svg:font-family="'Times New Roman Cyr'" style:font-family-generic="system"/>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cm" fo:margin-right="0cm" fo:text-align="justify" style:justify-single-word="false" fo:orphans="0" fo:widows="0" fo:text-indent="0cm" style:auto-text-indent="false" fo:keep-with-next="always" style:vertical-align="auto">
        <style:tab-stops>
          <style:tab-stop style:position="0.751cm"/>
        </style:tab-stops>
      </style:paragraph-properties>
      <style:text-properties style:font-name="Times New Roman1" fo:font-size="12pt" fo:language="en" fo:country="US" style:font-name-asian="Times New Roman3" style:font-size-asian="12pt" style:language-asian="en" style:country-asian="US"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justify" style:justify-single-word="false" fo:orphans="0" fo:widows="0" fo:text-indent="0cm" style:auto-text-indent="false" fo:keep-with-next="always" style:vertical-align="auto">
        <style:tab-stops>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89cm"/>
          <style:tab-stop style:position="10.16cm"/>
          <style:tab-stop style:position="11.43cm"/>
          <style:tab-stop style:position="12.7cm"/>
        </style:tab-stops>
      </style:paragraph-properties>
      <style:text-properties style:font-name="Times New Roman1" fo:font-size="12pt" fo:language="en" fo:country="US" fo:font-weight="bold" style:font-name-asian="Times New Roman3" style:font-size-asian="12pt" style:language-asian="en" style:country-asian="US" style:font-weight-asian="bold" style:font-size-complex="12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0.838cm" fo:margin-right="0cm" fo:text-align="justify" style:justify-single-word="false" fo:orphans="2" fo:widows="2" fo:text-indent="-0.838cm" style:auto-text-indent="false" fo:keep-with-next="always" style:vertical-align="auto"/>
      <style:text-properties style:font-name="Book Antiqua" fo:font-size="12pt" fo:language="sv" fo:country="SE" fo:font-weight="bold" style:font-name-asian="Times New Roman Cyr" style:font-size-asian="12pt" style:language-asian="en" style:country-asian="US" style:font-weight-asian="bold" style:font-size-complex="12pt" style:language-complex="ar" style:country-complex="SA"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align="center" style:justify-single-word="false" fo:orphans="2" fo:widows="2" fo:text-indent="0cm" style:auto-text-indent="false" fo:keep-with-next="always" style:vertical-align="auto"/>
      <style:text-properties style:font-name="Times New Roman1" fo:font-size="12pt" fo:language="en" fo:country="US" fo:font-weight="bold" style:font-name-asian="Times New Roman3" style:font-size-asian="12pt" style:language-asian="en" style:country-asian="US" style:font-weight-asian="bold" style:font-size-complex="12pt"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align="justify" style:justify-single-word="false" fo:orphans="2" fo:widows="2" fo:text-indent="0.635cm" style:auto-text-indent="false" fo:keep-with-next="always" style:vertical-align="auto"/>
      <style:text-properties style:font-name="Times New Roman1" fo:font-size="12pt" fo:language="en" fo:country="US" fo:font-style="italic" style:font-name-asian="Times New Roman3" style:font-size-asian="12pt" style:language-asian="en" style:country-asian="US" style:font-style-asian="italic"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953cm" fo:margin-right="0cm" fo:text-align="center" style:justify-single-word="false" fo:orphans="2" fo:widows="2" fo:text-indent="-0.953cm" style:auto-text-indent="false" fo:keep-with-next="always" style:vertical-align="auto"/>
      <style:text-properties style:font-name="Times New Roman1" fo:font-size="11pt" fo:language="en" fo:country="US" fo:font-weight="bold" style:font-name-asian="Times New Roman3" style:font-size-asian="11pt" style:language-asian="en" style:country-asian="US" style:font-weight-asian="bold" style:font-size-complex="11pt" style:language-complex="ar" style:country-complex="SA"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align="justify" style:justify-single-word="false" fo:orphans="2" fo:widows="2" fo:text-indent="0cm" style:auto-text-indent="false" fo:keep-with-next="always" style:vertical-align="auto"/>
      <style:text-properties style:font-name="Times New Roman1" fo:font-size="11pt" fo:language="en" fo:country="US" fo:font-style="italic" style:font-name-asian="Times New Roman3" style:font-size-asian="11pt" style:language-asian="en" style:country-asian="US" style:font-style-asian="italic" style:font-size-complex="11pt" style:language-complex="ar" style:country-complex="SA" style:font-style-complex="italic"/>
    </style:style>
    <style:style style:name="Heading_20_8" style:display-name="Heading 8" style:family="paragraph" style:parent-style-name="Heading" style:next-style-name="Text_20_body" style:default-outline-level="8" style:class="text">
      <style:paragraph-properties fo:margin-left="0cm" fo:margin-right="0cm" fo:text-align="justify" style:justify-single-word="false" fo:orphans="2" fo:widows="2" fo:text-indent="0cm" style:auto-text-indent="false" fo:keep-with-next="always" style:vertical-align="auto"/>
      <style:text-properties style:font-name="Times New Roman1" fo:font-size="11pt" fo:language="en" fo:country="US" fo:font-weight="bold" style:font-name-asian="Times New Roman3" style:font-size-asian="11pt" style:language-asian="en" style:country-asian="US" style:font-weight-asian="bold" style:font-size-complex="11pt" style:language-complex="ar" style:country-complex="SA"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align="justify" style:justify-single-word="false" fo:orphans="2" fo:widows="2" fo:text-indent="0.635cm" style:auto-text-indent="false" fo:keep-with-next="always" style:vertical-align="auto"/>
      <style:text-properties style:font-name="Times New Roman1" fo:font-size="10pt" fo:language="en" fo:country="US" fo:font-weight="bold" style:font-name-asian="Times New Roman3" style:font-size-asian="10pt" style:language-asian="en" style:country-asian="US" style:font-weight-asian="bold" style:font-size-complex="10pt" style:language-complex="ar" style:country-complex="SA" style:font-weight-complex="bold"/>
    </style:style>
    <style:style style:name="Footer" style:family="paragraph" style:parent-style-name="Standard" style:default-outline-level="" style:class="extra">
      <style:paragraph-properties fo:margin-left="0cm" fo:margin-right="0cm" fo:text-align="start" style:justify-single-word="false" fo:orphans="0" fo:widows="0" fo:text-indent="0cm" style:auto-text-indent="false" text:number-lines="false" text:line-number="0" style:vertical-align="auto">
        <style:tab-stops>
          <style:tab-stop style:position="7.62cm" style:type="center"/>
          <style:tab-stop style:position="15.24cm" style:type="right"/>
        </style:tab-stops>
      </style:paragraph-properties>
      <style:text-properties style:font-name="Times New Roman2" fo:font-size="10pt" fo:language="en" fo:country="US" style:font-name-asian="Times New Roman3" style:font-size-asian="10pt" style:language-asian="en" style:country-asian="US" style:font-size-complex="10pt" style:language-complex="ar" style:country-complex="SA"/>
    </style:style>
    <style:style style:name="Style1" style:family="paragraph" style:default-outline-level="">
      <style:paragraph-properties fo:margin-left="0.953cm" fo:margin-right="0cm" fo:text-align="justify" style:justify-single-word="false" fo:orphans="2" fo:widows="2" fo:text-indent="-0.953cm" style:auto-text-indent="false" style:vertical-align="auto">
        <style:tab-stops>
          <style:tab-stop style:position="0.953cm"/>
        </style:tab-stops>
      </style:paragraph-properties>
      <style:text-properties style:font-name="Times New Roman2" fo:font-size="12pt" fo:language="en" fo:country="US" style:font-name-asian="Times New Roman3" style:font-size-asian="12pt" style:language-asian="en" style:country-asian="US" style:font-size-complex="12pt" style:language-complex="ar" style:country-complex="SA"/>
    </style:style>
    <style:style style:name="Style2" style:family="paragraph" style:default-outline-level="">
      <style:paragraph-properties fo:margin-left="0.635cm" fo:margin-right="0cm" fo:text-align="justify" style:justify-single-word="false" fo:orphans="2" fo:widows="2" fo:text-indent="-0.635cm" style:auto-text-indent="false" style:vertical-align="auto">
        <style:tab-stops>
          <style:tab-stop style:position="0.635cm"/>
        </style:tab-stops>
      </style:paragraph-properties>
      <style:text-properties style:font-name="Times New Roman2" fo:font-size="12pt" fo:language="en" fo:country="US" style:font-name-asian="Times New Roman3" style:font-size-asian="12pt" style:language-asian="en" style:country-asian="US" style:font-size-complex="12pt" style:language-complex="ar" style:country-complex="SA"/>
    </style:style>
    <style:style style:name="Style3" style:family="paragraph" style:default-outline-level="">
      <style:paragraph-properties fo:margin-left="0.635cm" fo:margin-right="0cm" fo:text-align="justify" style:justify-single-word="false" fo:orphans="2" fo:widows="2" fo:text-indent="0cm" style:auto-text-indent="false" style:vertical-align="auto"/>
      <style:text-properties style:font-name="Times New Roman2" fo:font-size="12pt" fo:language="en" fo:country="US" style:font-name-asian="Times New Roman3" style:font-size-asian="12pt" style:language-asian="en" style:country-asian="US" style:font-size-complex="12pt" style:language-complex="ar" style:country-complex="SA"/>
    </style:style>
    <style:style style:name="Title" style:family="paragraph" style:parent-style-name="Heading" style:next-style-name="Subtitle" style:default-outline-level="" style:class="chapter">
      <style:paragraph-properties fo:margin-left="0.953cm" fo:margin-right="0cm" fo:text-align="center" style:justify-single-word="false" fo:orphans="2" fo:widows="2" fo:text-indent="-0.953cm" style:auto-text-indent="false" style:vertical-align="auto">
        <style:tab-stops>
          <style:tab-stop style:position="0.635cm"/>
        </style:tab-stops>
      </style:paragraph-properties>
      <style:text-properties style:font-name="Times New Roman1" fo:font-size="12pt" fo:language="en" fo:country="US" fo:font-weight="bold" style:font-name-asian="Times New Roman3" style:font-size-asian="12pt" style:language-asian="en" style:country-asian="US" style:font-weight-asian="bold" style:font-size-complex="12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default-outline-level="">
      <style:paragraph-properties fo:margin-left="0.635cm" fo:margin-right="0cm" fo:text-align="justify" style:justify-single-word="false" fo:orphans="2" fo:widows="2" fo:text-indent="1.27cm" style:auto-text-indent="false" style:vertical-align="auto"/>
      <style:text-properties style:font-name="Times New Roman2" fo:font-size="11pt" fo:language="en" fo:country="US" fo:font-style="italic" style:font-name-asian="Times New Roman3" style:font-size-asian="11pt" style:language-asian="en" style:country-asian="US" style:font-style-asian="italic" style:font-size-complex="11pt" style:language-complex="ar" style:country-complex="SA" style:font-style-complex="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name-complex="Times New Roman3"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3"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name-complex="Times New Roman3" style:font-weight-complex="bold"/>
    </style:style>
    <style:style style:name="Heading_20_7_20_Char" style:display-name="Heading 7 Char" style:family="text" style:parent-style-name="Default_20_Paragraph_20_Font">
      <style:text-properties fo:font-size="12pt" style:font-size-asian="12pt" style:font-name-complex="Times New Roman3"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name-complex="Times New Roman3" style:font-size-complex="12pt" style:font-style-complex="italic"/>
    </style:style>
    <style:style style:name="Heading_20_9_20_Char" style:display-name="Heading 9 Char" style:family="text" style:parent-style-name="Default_20_Paragraph_20_Font">
      <style:text-properties style:font-name="Cambria"/>
    </style:style>
    <style:style style:name="Footer_20_Char" style:display-name="Footer Char" style:family="text" style:parent-style-name="Default_20_Paragraph_20_Font">
      <style:text-properties style:font-name="Times New Roman2" fo:font-size="12pt" style:font-size-asian="12pt" style:font-name-complex="Times New Roman3" style:font-size-complex="12pt"/>
    </style:style>
    <style:style style:name="page_20_number" style:display-name="page number" style:family="text" style:parent-style-name="Default_20_Paragraph_20_Font">
      <style:text-properties style:font-name-complex="Times New Roman3"/>
    </style:style>
    <style:style style:name="Title_20_Char" style:display-name="Title Char" style:family="text" style:parent-style-name="Default_20_Paragraph_20_Font">
      <style:text-properties style:font-name="Cambria" fo:font-size="16pt" fo:font-weight="bold" style:letter-kerning="true" style:font-size-asian="16pt" style:font-weight-asian="bold" style:font-size-complex="16pt" style:font-weight-complex="bold"/>
    </style:style>
    <style:style style:name="Body_20_Text_20_2_20_Char" style:display-name="Body Text 2 Char" style:family="text" style:parent-style-name="Default_20_Paragraph_20_Font">
      <style:text-properties style:font-name="Times New Roman2" fo:font-size="12pt" style:font-size-asian="12pt" style:font-name-complex="Times New Roman3"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start" style:justify-single-word="false" fo:orphans="0" fo:widows="0" fo:text-indent="0.635cm" style:auto-text-indent="false" style:vertical-align="auto">
        <style:tab-stops>
          <style:tab-stop style:position="7.62cm" style:type="center"/>
          <style:tab-stop style:position="15.24cm" style:type="right"/>
        </style:tab-stops>
      </style:paragraph-properties>
      <style:text-properties fo:color="#000000" style:font-name="Times New Roman2" fo:font-size="10pt" fo:language="en" fo:country="US" style:font-name-asian="Times New Roman3" style:font-size-asian="10pt" style:language-asian="en" style:country-asian="US" style:font-name-complex="Times New Roman3" style:font-size-complex="10pt" style:language-complex="ar" style:country-complex="SA"/>
    </style:style>
    <style:style style:name="MP2" style:family="paragraph" style:parent-style-name="Footer">
      <style:paragraph-properties fo:margin-left="0cm" fo:margin-right="0cm" fo:text-align="start" style:justify-single-word="false" fo:orphans="0" fo:widows="0" fo:text-indent="0cm" style:auto-text-indent="false" fo:padding="0cm" fo:border="none" style:vertical-align="auto">
        <style:tab-stops>
          <style:tab-stop style:position="7.62cm" style:type="center"/>
          <style:tab-stop style:position="15.24cm" style:type="right"/>
        </style:tab-stops>
      </style:paragraph-properties>
    </style:style>
    <style:style style:name="MT1" style:family="text">
      <style:text-properties fo:color="#000000" style:font-name="Times New Roman2" fo:font-size="10pt" fo:language="en" fo:country="US" style:font-name-asian="Times New Roman3" style:font-size-asian="10pt" style:language-asian="en" style:country-asian="US" style:font-size-complex="10pt" style:language-complex="ar" style:country-complex="SA"/>
    </style:style>
    <style:style style:name="Mfr1" style:family="graphic" style:parent-style-name="Frame">
      <style:graphic-properties fo:margin-left="-0.002cm" fo:margin-right="-0.002cm" fo:margin-top="0cm" fo:margin-bottom="0cm" style:wrap="parallel" style:number-wrapped-paragraphs="no-limit" style:vertical-pos="from-top" style:vertical-rel="paragraph" style:horizontal-rel="page-content" fo:background-color="#ffffff" style:background-transparency="100%" fo:padding="0cm" fo:border="none">
        <style:background-image/>
      </style:graphic-properties>
    </style:style>
    <style:page-layout style:name="Mpm1">
      <style:page-layout-properties fo:page-width="33.02cm" fo:page-height="21.59cm" style:num-format="1" style:print-orientation="portrait" fo:margin-top="1.27cm" fo:margin-bottom="1.27cm" fo:margin-left="1.588cm" fo:margin-right="1.6cm" style:writing-mode="lr-tb" style:layout-grid-color="#c0c0c0" style:layout-grid-lines="19050" style:layout-grid-base-height="0.423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3"><draw:text-box fo:min-height="0cm" fo:min-width="0.041cm"><text:p text:style-name="MP2"><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N SCHOLAE SED VITAE DISCIMUS</dc:title>
    <meta:initial-creator>DeBritto</meta:initial-creator>
    <meta:creation-date>2013-10-16T11:15:00</meta:creation-date>
    <dc:date>2013-10-30T10:02:28</dc:date>
    <meta:print-date>2013-10-29T12:04:00</meta:print-date>
    <meta:editing-cycles>11</meta:editing-cycles>
    <meta:editing-duration>PT4M23S</meta:editing-duration>
    <dc:creator>Yohanes Suyanto</dc:creator>
    <meta:document-statistic meta:table-count="0" meta:image-count="0" meta:object-count="0" meta:page-count="4" meta:paragraph-count="75" meta:word-count="1025" meta:character-count="6834" meta:non-whitespace-character-count="5803"/>
    <meta:generator>LibreOffice/4.0.2.2$Linux_x86 LibreOffice_project/400m0$Build-2</meta:generator>
    <meta:user-defined meta:name="Company">Your Organization Name</meta:user-defined>
    <meta:user-defined meta:name="Operator">Windows User</meta:user-defined>
  </office:meta>
</office:document-meta>
</file>